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0228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1.2146in"/>
    </style:style>
    <style:style style:name="co6" style:family="table-column">
      <style:table-column-properties fo:break-before="auto" style:column-width="3.0126in"/>
    </style:style>
    <style:style style:name="co7" style:family="table-column">
      <style:table-column-properties fo:break-before="auto" style:column-width="1.2256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5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2" table:number-columns-repeated="1014" table:default-cell-style-name="ce1"/>
        <table:table-row table:style-name="ro1">
          <table:table-cell office:value-type="string" calcext:value-type="string">
            <text:p>kareemah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MID([.$A$1];[.C3];1)" office:value-type="string" office:string-value="k" calcext:value-type="string">
            <text:p>k</text:p>
          </table:table-cell>
          <table:table-cell table:formula="of:=MID([.$A$1];[.D3];1)" office:value-type="string" office:string-value="a" calcext:value-type="string">
            <text:p>a</text:p>
          </table:table-cell>
          <table:table-cell table:formula="of:=MID([.$A$1];[.E3];1)" office:value-type="string" office:string-value="r" calcext:value-type="string">
            <text:p>r</text:p>
          </table:table-cell>
          <table:table-cell table:formula="of:=MID([.$A$1];[.F3];1)" office:value-type="string" office:string-value="e" calcext:value-type="string">
            <text:p>e</text:p>
          </table:table-cell>
          <table:table-cell table:formula="of:=MID([.$A$1];[.G3];1)" office:value-type="string" office:string-value="e" calcext:value-type="string">
            <text:p>e</text:p>
          </table:table-cell>
          <table:table-cell table:formula="of:=MID([.$A$1];[.H3];1)" office:value-type="string" office:string-value="m" calcext:value-type="string">
            <text:p>m</text:p>
          </table:table-cell>
          <table:table-cell table:formula="of:=MID([.$A$1];[.I3];1)" office:value-type="string" office:string-value="a" calcext:value-type="string">
            <text:p>a</text:p>
          </table:table-cell>
          <table:table-cell table:formula="of:=MID([.$A$1];[.J3];1)" office:value-type="string" office:string-value="h" calcext:value-type="string">
            <text:p>h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CODE([.C4])" office:value-type="float" office:value="107" calcext:value-type="float">
            <text:p>107</text:p>
          </table:table-cell>
          <table:table-cell table:formula="of:=CODE([.D4])" office:value-type="float" office:value="97" calcext:value-type="float">
            <text:p>97</text:p>
          </table:table-cell>
          <table:table-cell table:formula="of:=CODE([.E4])" office:value-type="float" office:value="114" calcext:value-type="float">
            <text:p>114</text:p>
          </table:table-cell>
          <table:table-cell table:formula="of:=CODE([.F4])" office:value-type="float" office:value="101" calcext:value-type="float">
            <text:p>101</text:p>
          </table:table-cell>
          <table:table-cell table:formula="of:=CODE([.G4])" office:value-type="float" office:value="101" calcext:value-type="float">
            <text:p>101</text:p>
          </table:table-cell>
          <table:table-cell table:formula="of:=CODE([.H4])" office:value-type="float" office:value="109" calcext:value-type="float">
            <text:p>109</text:p>
          </table:table-cell>
          <table:table-cell table:formula="of:=CODE([.I4])" office:value-type="float" office:value="97" calcext:value-type="float">
            <text:p>97</text:p>
          </table:table-cell>
          <table:table-cell table:formula="of:=CODE([.J4])" office:value-type="float" office:value="104" calcext:value-type="float">
            <text:p>10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DEC2BIN([.C5];8)" office:value-type="string" office:string-value="01101011" calcext:value-type="string">
            <text:p>01101011</text:p>
          </table:table-cell>
          <table:table-cell table:formula="of:=DEC2BIN([.D5];8)" office:value-type="string" office:string-value="01100001" calcext:value-type="string">
            <text:p>01100001</text:p>
          </table:table-cell>
          <table:table-cell table:formula="of:=DEC2BIN([.E5];8)" office:value-type="string" office:string-value="01110010" calcext:value-type="string">
            <text:p>01110010</text:p>
          </table:table-cell>
          <table:table-cell table:formula="of:=DEC2BIN([.F5];8)" office:value-type="string" office:string-value="01100101" calcext:value-type="string">
            <text:p>01100101</text:p>
          </table:table-cell>
          <table:table-cell table:formula="of:=DEC2BIN([.G5];8)" office:value-type="string" office:string-value="01100101" calcext:value-type="string">
            <text:p>01100101</text:p>
          </table:table-cell>
          <table:table-cell table:formula="of:=DEC2BIN([.H5];8)" office:value-type="string" office:string-value="01101101" calcext:value-type="string">
            <text:p>01101101</text:p>
          </table:table-cell>
          <table:table-cell table:formula="of:=DEC2BIN([.I5];8)" office:value-type="string" office:string-value="01100001" calcext:value-type="string">
            <text:p>01100001</text:p>
          </table:table-cell>
          <table:table-cell table:formula="of:=DEC2BIN([.J5];8)" office:value-type="string" office:string-value="01101000" calcext:value-type="string">
            <text:p>01101000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‘0110101101100001011100100110010101100101011011010110000101101000</text:p>
          </table:table-cell>
          <table:table-cell table:number-columns-repeated="102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formula="of:=CHAR([.F11])" office:value-type="string" office:string-value="" calcext:value-type="string">
            <text:p/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MID([.$A$10];[.B12]+1;1)" office:value-type="string" office:string-value="0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CHAR([.F12])" office:value-type="string" office:string-value="" calcext:value-type="string">
            <text:p/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MID([.$A$10];[.B13]+1;1)" office:value-type="string" office:string-value="1" calcext:value-type="string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CHAR([.F13])" office:value-type="string" office:string-value="" calcext:value-type="string">
            <text:p/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MID([.$A$10];[.B14]+1;1)" office:value-type="string" office:string-value="1" calcext:value-type="string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CHAR([.F14])" office:value-type="string" office:string-value="" calcext:value-type="string">
            <text:p/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MID([.$A$10];[.B15]+1;1)" office:value-type="string" office:string-value="0" calcext:value-type="string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CHAR([.F15])" office:value-type="string" office:string-value="" calcext:value-type="string">
            <text:p/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MID([.$A$10];[.B16]+1;1)" office:value-type="string" office:string-value="1" calcext:value-type="string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CHAR([.F16])" office:value-type="string" office:string-value="" calcext:value-type="string">
            <text:p/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MID([.$A$10];[.B17]+1;1)" office:value-type="string" office:string-value="0" calcext:value-type="string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CHAR([.F17])" office:value-type="string" office:string-value="" calcext:value-type="string">
            <text:p/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MID([.$A$10];[.B18]+1;1)" office:value-type="string" office:string-value="1" calcext:value-type="string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CHAR([.F18])" office:value-type="string" office:string-value="" calcext:value-type="string">
            <text:p/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MID([.$A$10];[.B19]+1;1)" office:value-type="string" office:string-value="1" calcext:value-type="string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CHAR([.F19])" office:value-type="string" office:string-value="" calcext:value-type="string">
            <text:p/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MID([.$A$10];[.B20]+1;1)" office:value-type="string" office:string-value="0" calcext:value-type="string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CHAR([.F20])" office:value-type="string" office:string-value="&#9;" calcext:value-type="string">
            <text:p><text:tab/>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formula="of:=MID([.$A$10];[.B21]+1;1)" office:value-type="string" office:string-value="1" calcext:value-type="string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HAR([.F21])" office:value-type="string" office:string-value="&#10;" calcext:value-type="string">
            <text:p/>
            <text:p/>
          </table:table-cell>
          <table:table-cell table:number-columns-repeated="101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MID([.$A$10];[.B22]+1;1)" office:value-type="string" office:string-value="1" calcext:value-type="string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CHAR([.F22])" office:value-type="string" office:string-value="" calcext:value-type="string">
            <text:p/>
          </table:table-cell>
          <table:table-cell table:number-columns-repeated="101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MID([.$A$10];[.B23]+1;1)" office:value-type="string" office:string-value="0" calcext:value-type="string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CHAR([.F23])" office:value-type="string" office:string-value="" calcext:value-type="string">
            <text:p/>
          </table:table-cell>
          <table:table-cell table:number-columns-repeated="101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MID([.$A$10];[.B24]+1;1)" office:value-type="string" office:string-value="0" calcext:value-type="string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CHAR([.F24])" office:value-type="string" office:string-value="&#13;" calcext:value-type="string">
            <text:p>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MID([.$A$10];[.B25]+1;1)" office:value-type="string" office:string-value="0" calcext:value-type="string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CHAR([.F25])" office:value-type="string" office:string-value="" calcext:value-type="string">
            <text:p/>
          </table:table-cell>
          <table:table-cell table:number-columns-repeated="101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MID([.$A$10];[.B26]+1;1)" office:value-type="string" office:string-value="0" calcext:value-type="string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CHAR([.F26])" office:value-type="string" office:string-value="" calcext:value-type="string">
            <text:p/>
          </table:table-cell>
          <table:table-cell table:number-columns-repeated="101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MID([.$A$10];[.B27]+1;1)" office:value-type="string" office:string-value="1" calcext:value-type="string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CHAR([.F27])" office:value-type="string" office:string-value="" calcext:value-type="string">
            <text:p/>
          </table:table-cell>
          <table:table-cell table:number-columns-repeated="101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MID([.$A$10];[.B28]+1;1)" office:value-type="string" office:string-value="0" calcext:value-type="string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CHAR([.F28])" office:value-type="string" office:string-value="" calcext:value-type="string">
            <text:p/>
          </table:table-cell>
          <table:table-cell table:number-columns-repeated="101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MID([.$A$10];[.B29]+1;1)" office:value-type="string" office:string-value="1" calcext:value-type="string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HAR([.F29])" office:value-type="string" office:string-value="" calcext:value-type="string">
            <text:p/>
          </table:table-cell>
          <table:table-cell table:number-columns-repeated="101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MID([.$A$10];[.B30]+1;1)" office:value-type="string" office:string-value="1" calcext:value-type="string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CHAR([.F30])" office:value-type="string" office:string-value="" calcext:value-type="string">
            <text:p/>
          </table:table-cell>
          <table:table-cell table:number-columns-repeated="101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MID([.$A$10];[.B31]+1;1)" office:value-type="string" office:string-value="1" calcext:value-type="string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CHAR([.F31])" office:value-type="string" office:string-value="" calcext:value-type="string">
            <text:p/>
          </table:table-cell>
          <table:table-cell table:number-columns-repeated="101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MID([.$A$10];[.B32]+1;1)" office:value-type="string" office:string-value="0" calcext:value-type="string">
            <text:p>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CHAR([.F32])" office:value-type="string" office:string-value="" calcext:value-type="string">
            <text:p/>
          </table:table-cell>
          <table:table-cell table:number-columns-repeated="1017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MID([.$A$10];[.B33]+1;1)" office:value-type="string" office:string-value="0" calcext:value-type="string">
            <text:p>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CHAR([.F33])" office:value-type="string" office:string-value="" calcext:value-type="string">
            <text:p/>
          </table:table-cell>
          <table:table-cell table:number-columns-repeated="101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MID([.$A$10];[.B34]+1;1)" office:value-type="string" office:string-value="1" calcext:value-type="string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CHAR([.F34])" office:value-type="string" office:string-value="" calcext:value-type="string">
            <text:p/>
          </table:table-cell>
          <table:table-cell table:number-columns-repeated="101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MID([.$A$10];[.B35]+1;1)" office:value-type="string" office:string-value="0" calcext:value-type="string">
            <text:p>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CHAR([.F35])" office:value-type="string" office:string-value="" calcext:value-type="string">
            <text:p/>
          </table:table-cell>
          <table:table-cell table:number-columns-repeated="101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MID([.$A$10];[.B36]+1;1)" office:value-type="string" office:string-value="0" calcext:value-type="string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CHAR([.F36])" office:value-type="string" office:string-value="" calcext:value-type="string">
            <text:p/>
          </table:table-cell>
          <table:table-cell table:number-columns-repeated="101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MID([.$A$10];[.B37]+1;1)" office:value-type="string" office:string-value="1" calcext:value-type="string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CHAR([.F37])" office:value-type="string" office:string-value="" calcext:value-type="string">
            <text:p/>
          </table:table-cell>
          <table:table-cell table:number-columns-repeated="1017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MID([.$A$10];[.B38]+1;1)" office:value-type="string" office:string-value="1" calcext:value-type="string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CHAR([.F38])" office:value-type="string" office:string-value="" calcext:value-type="string">
            <text:p/>
          </table:table-cell>
          <table:table-cell table:number-columns-repeated="1017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MID([.$A$10];[.B39]+1;1)" office:value-type="string" office:string-value="0" calcext:value-type="string">
            <text:p>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CHAR([.F39])" office:value-type="string" office:string-value="" calcext:value-type="string">
            <text:p/>
          </table:table-cell>
          <table:table-cell table:number-columns-repeated="101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MID([.$A$10];[.B40]+1;1)" office:value-type="string" office:string-value="0" calcext:value-type="string">
            <text:p>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CHAR([.F40])" office:value-type="string" office:string-value="" calcext:value-type="string">
            <text:p/>
          </table:table-cell>
          <table:table-cell table:number-columns-repeated="101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MID([.$A$10];[.B41]+1;1)" office:value-type="string" office:string-value="1" calcext:value-type="string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CHAR([.F41])" office:value-type="string" office:string-value="" calcext:value-type="string">
            <text:p/>
          </table:table-cell>
          <table:table-cell table:number-columns-repeated="101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MID([.$A$10];[.B42]+1;1)" office:value-type="string" office:string-value="0" calcext:value-type="string">
            <text:p>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CHAR([.F42])" office:value-type="string" office:string-value="" calcext:value-type="string">
            <text:p/>
          </table:table-cell>
          <table:table-cell table:number-columns-repeated="101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MID([.$A$10];[.B43]+1;1)" office:value-type="string" office:string-value="1" calcext:value-type="string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CHAR([.F43])" office:value-type="string" office:string-value=" " calcext:value-type="string">
            <text:p><text:s/>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MID([.$A$10];[.B44]+1;1)" office:value-type="string" office:string-value="0" calcext:value-type="string">
            <text:p>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HAR([.F44])" office:value-type="string" office:string-value="!" calcext:value-type="string">
            <text:p>!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MID([.$A$10];[.B45]+1;1)" office:value-type="string" office:string-value="1" calcext:value-type="string">
            <text:p>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CHAR([.F45])" office:value-type="string" office:string-value="&quot;" calcext:value-type="string">
            <text:p>"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MID([.$A$10];[.B46]+1;1)" office:value-type="string" office:string-value="1" calcext:value-type="string">
            <text:p>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CHAR([.F46])" office:value-type="string" office:string-value="#" calcext:value-type="string">
            <text:p>#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MID([.$A$10];[.B47]+1;1)" office:value-type="string" office:string-value="0" calcext:value-type="string">
            <text:p>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HAR([.F47])" office:value-type="string" office:string-value="$" calcext:value-type="string">
            <text:p>$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MID([.$A$10];[.B48]+1;1)" office:value-type="string" office:string-value="0" calcext:value-type="string">
            <text:p>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CHAR([.F48])" office:value-type="string" office:string-value="%" calcext:value-type="string">
            <text:p>%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MID([.$A$10];[.B49]+1;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MID([.$A$10];[.B50]+1;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MID([.$A$10];[.B51]+1;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MID([.$A$10];[.B52]+1;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MID([.$A$10];[.B53]+1;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MID([.$A$10];[.B54]+1;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MID([.$A$10];[.B55]+1;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MID([.$A$10];[.B56]+1;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MID([.$A$10];[.B57]+1;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MID([.$A$10];[.B58]+1;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MID([.$A$10];[.B59]+1;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MID([.$A$10];[.B60]+1;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MID([.$A$10];[.B61]+1;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MID([.$A$10];[.B62]+1;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MID([.$A$10];[.B63]+1;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MID([.$A$10];[.B64]+1;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MID([.$A$10];[.B65]+1;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MID([.$A$10];[.B66]+1;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MID([.$A$10];[.B67]+1;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MID([.$A$10];[.B68]+1;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MID([.$A$10];[.B69]+1;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MID([.$A$10];[.B70]+1;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MID([.$A$10];[.B71]+1;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MID([.$A$10];[.B72]+1;1)" office:value-type="string" office:string-value="1" calcext:value-type="string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MID([.$A$10];[.B73]+1;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MID([.$A$10];[.B74]+1;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MID([.$A$10];[.B75]+1;1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8T15:53:46.850118462</meta:creation-date>
    <dc:date>2021-11-08T17:06:23.378025885</dc:date>
    <meta:editing-duration>PT48M3S</meta:editing-duration>
    <meta:editing-cycles>1</meta:editing-cycles>
    <meta:document-statistic meta:table-count="1" meta:cell-count="241" meta:object-count="0"/>
    <meta:generator>LibreOffice/6.4.7.2$Linux_X86_64 LibreOffice_project/40$Build-2</meta:generator>
  </office:meta>
</office:document-meta>
</file>